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6.443cm"/>
    </style:style>
    <style:style style:name="co3" style:family="table-column">
      <style:table-column-properties fo:break-before="auto" style:column-width="16.603cm"/>
    </style:style>
    <style:style style:name="co4" style:family="table-column">
      <style:table-column-properties fo:break-before="auto" style:column-width="2.898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11.003cm"/>
    </style:style>
    <style:style style:name="co7" style:family="table-column">
      <style:table-column-properties fo:break-before="auto" style:column-width="3.9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bfbfbf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Excel_20_Built-in_20_Normal">
      <style:table-cell-properties fo:background-color="#ffffff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Project: Mugge (Mostly Unfinished Genre Grading Engine)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in Topic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Estimated Time</text:p>
          </table:table-cell>
          <table:table-cell office:value-type="string">
            <text:p>Completion Time</text:p>
          </table:table-cell>
          <table:table-cell office:value-type="string">
            <text:p>Aberrations</text:p>
          </table:table-cell>
          <table:table-cell office:value-type="string">
            <text:p>Editor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print 1</text:p>
          </table:table-cell>
          <table:table-cell table:style-name="ce2"/>
          <table:table-cell table:style-name="ce2" office:value-type="string">
            <text:p>First meeting and get together of the project members. Assignement of the Project Manager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5.5 - 27.5</text:p>
          </table:table-cell>
          <table:table-cell office:value-type="string">
            <text:p>Get used to the Topic</text:p>
          </table:table-cell>
          <table:table-cell office:value-type="string">
            <text:p>Find literature in the Internet, read papers, investigate solutions of others</text:p>
          </table:table-cell>
          <table:table-cell office:value-type="string">
            <text:p>done</text:p>
          </table:table-cell>
          <table:table-cell office:value-type="string">
            <text:p>1,5 weeks</text:p>
          </table:table-cell>
          <table:table-cell office:value-type="string">
            <text:p>1,5 weeks</text:p>
          </table:table-cell>
          <table:table-cell office:value-type="string">
            <text:p>A lot of possibilities and for the most of us new stuff to learn</text:p>
          </table:table-cell>
          <table:table-cell office:value-type="string">
            <text:p>Al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Define Goals</text:p>
          </table:table-cell>
          <table:table-cell office:value-type="string">
            <text:p>Define Goals from different point of views like academic, customer and project team</text:p>
          </table:table-cell>
          <table:table-cell office:value-type="string">
            <text:p>done</text:p>
          </table:table-cell>
          <table:table-cell office:value-type="string">
            <text:p>1 week</text:p>
          </table:table-cell>
          <table:table-cell office:value-type="string">
            <text:p>1 week</text:p>
          </table:table-cell>
          <table:table-cell/>
          <table:table-cell office:value-type="string">
            <text:p>Al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Start with a coarse planning</text:p>
          </table:table-cell>
          <table:table-cell office:value-type="string">
            <text:p>Start with a first project plan and draw a picture about the different phases</text:p>
          </table:table-cell>
          <table:table-cell office:value-type="string">
            <text:p>done</text:p>
          </table:table-cell>
          <table:table-cell office:value-type="string">
            <text:p>0,5 week</text:p>
          </table:table-cell>
          <table:table-cell office:value-type="string">
            <text:p>0,5 week</text:p>
          </table:table-cell>
          <table:table-cell/>
          <table:table-cell office:value-type="string">
            <text:p>Al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Finding a Data Set</text:p>
          </table:table-cell>
          <table:table-cell office:value-type="string">
            <text:p>Find a Data set of 10 different music genres and about 1000 samples about 30 seconds</text:p>
          </table:table-cell>
          <table:table-cell office:value-type="string">
            <text:p>done</text:p>
          </table:table-cell>
          <table:table-cell office:value-type="string">
            <text:p>2 days</text:p>
          </table:table-cell>
          <table:table-cell office:value-type="string">
            <text:p>2 days</text:p>
          </table:table-cell>
          <table:table-cell/>
          <table:table-cell office:value-type="string">
            <text:p>Stella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print 2</text:p>
          </table:table-cell>
          <table:table-cell table:style-name="ce2"/>
          <table:table-cell table:style-name="ce2" office:value-type="string">
            <text:p>Reviewing Sprint 1 and discuss the Goals with Mr. Beckmann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/>
          <table:table-cell table:style-name="ce3" office:value-type="string">
            <text:p>27.5 – 4.6</text:p>
          </table:table-cell>
          <table:table-cell table:style-name="ce3" office:value-type="string">
            <text:p>Finish the planning</text:p>
          </table:table-cell>
          <table:table-cell table:style-name="ce5" office:value-type="string">
            <text:p>Come from the coarse grid to a fine grid and define the different steps of each part of our solution and distribut the steps to the group members</text:p>
          </table:table-cell>
          <table:table-cell table:style-name="ce3" office:value-type="string">
            <text:p>In Process</text:p>
          </table:table-cell>
          <table:table-cell table:style-name="ce3" office:value-type="string">
            <text:p>1 week</text:p>
          </table:table-cell>
          <table:table-cell table:style-name="ce3" table:number-columns-repeated="2"/>
          <table:table-cell table:style-name="ce3" office:value-type="string">
            <text:p>Al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print 3</text:p>
          </table:table-cell>
          <table:table-cell table:style-name="ce2"/>
          <table:table-cell table:style-name="ce2" office:value-type="string">
            <text:p>Reviewing Sprint 2 and start working on the minimal viable product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4.6 - 12.6</text:p>
          </table:table-cell>
          <table:table-cell office:value-type="string">
            <text:p>Implement "MVP"</text:p>
          </table:table-cell>
          <table:table-cell office:value-type="string">
            <text:p>Implement an interface between preprocessing unit and feature module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Implement a class for one single audio format <text:s/>processing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Load audio files in wav format into Python with Librosa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Florian, 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understand STFT and FFT, which are needed for spectrograms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Stella, Joshua, 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Get the Spectrogram of the audio data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Stella, Joshua, 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tract the MFCC-feature <text:s/>from spectrogram</text:p>
          </table:table-cell>
          <table:table-cell office:value-type="string">
            <text:p>Open</text:p>
          </table:table-cell>
          <table:table-cell office:value-type="string">
            <text:p>2 days</text:p>
          </table:table-cell>
          <table:table-cell table:number-columns-repeated="2"/>
          <table:table-cell office:value-type="string">
            <text:p>Stella, Joshua, 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Write the data in a file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Stella, Joshua, Dennis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Default" office:value-type="string">
            <text:p>understanding the mathematics of decision making given outcomes of several tests and find out what might be suitable for our case</text:p>
          </table:table-cell>
          <table:table-cell office:value-type="string">
            <text:p>Open</text:p>
          </table:table-cell>
          <table:table-cell office:value-type="string">
            <text:p>2 days</text:p>
          </table:table-cell>
          <table:table-cell table:number-columns-repeated="2"/>
          <table:table-cell office:value-type="string">
            <text:p>Floria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Feed the network with training data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Stella, Joshua, Dennis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Build a first GUI and a first version of the overall architecture of the whole program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Florian, Stella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print 4</text:p>
          </table:table-cell>
          <table:table-cell table:style-name="ce2"/>
          <table:table-cell table:style-name="ce2" office:value-type="string">
            <text:p>Reviewing Sprint 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12.6 - 19.6</text:p>
          </table:table-cell>
          <table:table-cell office:value-type="string">
            <text:p>Add Feature "Zero Crossing Rate"</text:p>
          </table:table-cell>
          <table:table-cell office:value-type="string">
            <text:p>Implement an interface between preprocessing unit and feature module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reevaluate differences of different audio preprocessings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valuate one NN regarding different input classes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lot a waveplot to display the behaviour of the signal over time (seconds)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Stella</text:p>
          </table:table-cell>
          <table:table-cell table:number-columns-repeated="1015"/>
        </table:table-row>
        <table:table-row table:style-name="ro3">
          <table:table-cell/>
          <table:table-cell table:style-name="ce3" table:number-columns-repeated="2"/>
          <table:table-cell table:style-name="ce6" office:value-type="string">
            <text:p>Plot a grid to display the number of times the signal changes value from positive to negative and vice versa during time. (The zero crossings)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1 day</text:p>
          </table:table-cell>
          <table:table-cell table:style-name="ce3" table:number-columns-repeated="2"/>
          <table:table-cell table:style-name="ce3" office:value-type="string">
            <text:p>Stella</text:p>
          </table:table-cell>
          <table:table-cell table:number-columns-repeated="1015"/>
        </table:table-row>
        <table:table-row table:style-name="ro4">
          <table:table-cell/>
          <table:table-cell table:style-name="ce3" table:number-columns-repeated="2"/>
          <table:table-cell table:style-name="ce6" office:value-type="string">
            <text:p>Utilize Librosa to verify the result of the graph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1 day</text:p>
          </table:table-cell>
          <table:table-cell table:style-name="ce3" table:number-columns-repeated="2"/>
          <table:table-cell table:style-name="ce3" office:value-type="string">
            <text:p>Stella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umentation of Feature "MFCC"</text:p>
          </table:table-cell>
          <table:table-cell office:value-type="string">
            <text:p>Open</text:p>
          </table:table-cell>
          <table:table-cell office:value-type="string">
            <text:p>4 days</text:p>
          </table:table-cell>
          <table:table-cell table:number-columns-repeated="2"/>
          <table:table-cell office:value-type="string">
            <text:p>Stella, Joshua, Denni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print 5</text:p>
          </table:table-cell>
          <table:table-cell table:style-name="ce2"/>
          <table:table-cell table:style-name="ce2" office:value-type="string">
            <text:p>Reviewing Sprint 4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19.6 - 26.6</text:p>
          </table:table-cell>
          <table:table-cell office:value-type="string">
            <text:p>Add Feature "Spectral centroid"</text:p>
          </table:table-cell>
          <table:table-cell office:value-type="string">
            <text:p>Implement an interface between preprocessing unit and feature module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valuate the whole model concerning different input classes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4">
          <table:table-cell/>
          <table:table-cell table:style-name="ce3" table:number-columns-repeated="2"/>
          <table:table-cell table:style-name="ce6" office:value-type="string">
            <text:p>Understand the meaning of spectral centroid for audio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0,5 days</text:p>
          </table:table-cell>
          <table:table-cell table:style-name="ce3" table:number-columns-repeated="2"/>
          <table:table-cell table:style-name="ce3" office:value-type="string">
            <text:p>Joshua</text:p>
          </table:table-cell>
          <table:table-cell table:number-columns-repeated="1015"/>
        </table:table-row>
        <table:table-row table:style-name="ro3">
          <table:table-cell/>
          <table:table-cell table:style-name="ce3" table:number-columns-repeated="2"/>
          <table:table-cell table:style-name="ce6" office:value-type="string">
            <text:p>understand the mathematics of adverserial examples and decide for one algorithm to generate it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1 day</text:p>
          </table:table-cell>
          <table:table-cell table:style-name="ce3" table:number-columns-repeated="2"/>
          <table:table-cell table:style-name="ce3" office:value-type="string">
            <text:p>Florian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Default" office:value-type="string">
            <text:p>Implementation of the (1. and) 2. decision algorithm</text:p>
          </table:table-cell>
          <table:table-cell office:value-type="string">
            <text:p>Open</text:p>
          </table:table-cell>
          <table:table-cell office:value-type="string">
            <text:p>2 days</text:p>
          </table:table-cell>
          <table:table-cell table:number-columns-repeated="2"/>
          <table:table-cell office:value-type="string">
            <text:p>Florian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Default" office:value-type="string">
            <text:p>Documentation of the main line of mathematical arguments underlying the decision</text:p>
          </table:table-cell>
          <table:table-cell office:value-type="string">
            <text:p>Open</text:p>
          </table:table-cell>
          <table:table-cell office:value-type="string">
            <text:p>2 days</text:p>
          </table:table-cell>
          <table:table-cell table:number-columns-repeated="1018"/>
        </table:table-row>
        <table:table-row table:style-name="ro4">
          <table:table-cell/>
          <table:table-cell table:style-name="ce3" table:number-columns-repeated="2"/>
          <table:table-cell table:style-name="ce6" office:value-type="string">
            <text:p>Extract the feature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2 days</text:p>
          </table:table-cell>
          <table:table-cell table:style-name="ce3" table:number-columns-repeated="2"/>
          <table:table-cell table:style-name="ce3" office:value-type="string">
            <text:p>Joshua</text:p>
          </table:table-cell>
          <table:table-cell table:number-columns-repeated="1015"/>
        </table:table-row>
        <table:table-row table:style-name="ro4">
          <table:table-cell/>
          <table:table-cell table:style-name="ce3" table:number-columns-repeated="2"/>
          <table:table-cell table:style-name="ce6" office:value-type="string">
            <text:p>Write the data in a file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1 day</text:p>
          </table:table-cell>
          <table:table-cell table:style-name="ce3" table:number-columns-repeated="2"/>
          <table:table-cell table:style-name="ce3" office:value-type="string">
            <text:p>Joshua</text:p>
          </table:table-cell>
          <table:table-cell table:number-columns-repeated="1015"/>
        </table:table-row>
        <table:table-row table:style-name="ro4">
          <table:table-cell/>
          <table:table-cell table:style-name="ce3" table:number-columns-repeated="2"/>
          <table:table-cell table:style-name="ce6" office:value-type="string">
            <text:p>normalize/scale the data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1 day</text:p>
          </table:table-cell>
          <table:table-cell table:style-name="ce3" table:number-columns-repeated="2"/>
          <table:table-cell table:style-name="ce3" office:value-type="string">
            <text:p>Joshua</text:p>
          </table:table-cell>
          <table:table-cell table:number-columns-repeated="1015"/>
        </table:table-row>
        <table:table-row table:style-name="ro4">
          <table:table-cell/>
          <table:table-cell table:style-name="ce3" table:number-columns-repeated="2"/>
          <table:table-cell table:style-name="ce6" office:value-type="string">
            <text:p>Feed the network with training data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2 days</text:p>
          </table:table-cell>
          <table:table-cell table:style-name="ce3" table:number-columns-repeated="2"/>
          <table:table-cell table:style-name="ce3" office:value-type="string">
            <text:p>Joshua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print 6</text:p>
          </table:table-cell>
          <table:table-cell table:style-name="ce2"/>
          <table:table-cell table:style-name="ce2" office:value-type="string">
            <text:p>Reviewing Sprint 5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26.6 - 3.7</text:p>
          </table:table-cell>
          <table:table-cell office:value-type="string">
            <text:p>Add Feature "Chords"</text:p>
          </table:table-cell>
          <table:table-cell office:value-type="string">
            <text:p>Implement an interface between preprocessing unit and feature module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umentation of the audio and input documentation</text:p>
          </table:table-cell>
          <table:table-cell office:value-type="string">
            <text:p>Open</text:p>
          </table:table-cell>
          <table:table-cell office:value-type="string">
            <text:p>6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Default" office:value-type="string">
            <text:p>Implementing the 3. decision algorithm</text:p>
          </table:table-cell>
          <table:table-cell office:value-type="string">
            <text:p>Open</text:p>
          </table:table-cell>
          <table:table-cell office:value-type="string">
            <text:p>0.5 - 1 day</text:p>
          </table:table-cell>
          <table:table-cell table:number-columns-repeated="2"/>
          <table:table-cell office:value-type="string">
            <text:p>Florian</text:p>
          </table:table-cell>
          <table:table-cell table:number-columns-repeated="1015"/>
        </table:table-row>
        <table:table-row table:style-name="ro4">
          <table:table-cell table:style-name="Default" table:number-columns-repeated="3"/>
          <table:table-cell table:style-name="Default" office:value-type="string">
            <text:p>Implementing the 4. decision algorithm</text:p>
          </table:table-cell>
          <table:table-cell table:style-name="Default" office:value-type="string">
            <text:p>Open</text:p>
          </table:table-cell>
          <table:table-cell office:value-type="string">
            <text:p>0.5 - 1 day</text:p>
          </table:table-cell>
          <table:table-cell table:style-name="Default" table:number-columns-repeated="2"/>
          <table:table-cell table:style-name="Default" office:value-type="string">
            <text:p>Florian</text:p>
          </table:table-cell>
          <table:table-cell table:style-name="Default" table:number-columns-repeated="1015"/>
        </table:table-row>
        <table:table-row table:style-name="ro1">
          <table:table-cell table:number-columns-repeated="3"/>
          <table:table-cell office:value-type="string">
            <text:p>Documentation of Feature "Zero Crossing Rate"</text:p>
          </table:table-cell>
          <table:table-cell office:value-type="string">
            <text:p>Open</text:p>
          </table:table-cell>
          <table:table-cell office:value-type="string">
            <text:p>6 days</text:p>
          </table:table-cell>
          <table:table-cell table:number-columns-repeated="2"/>
          <table:table-cell office:value-type="string">
            <text:p>Stella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Default" office:value-type="string">
            <text:p>generating an adverserial example </text:p>
          </table:table-cell>
          <table:table-cell office:value-type="string">
            <text:p>Open</text:p>
          </table:table-cell>
          <table:table-cell office:value-type="string">
            <text:p>2 days</text:p>
          </table:table-cell>
          <table:table-cell table:number-columns-repeated="2"/>
          <table:table-cell office:value-type="string">
            <text:p>Florian</text:p>
          </table:table-cell>
          <table:table-cell table:number-columns-repeated="1015"/>
        </table:table-row>
        <table:table-row table:style-name="ro5">
          <table:table-cell table:style-name="Default" table:number-columns-repeated="3"/>
          <table:table-cell table:style-name="Default" office:value-type="string">
            <text:p>Documentation of adverserial example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1 day</text:p>
          </table:table-cell>
          <table:table-cell table:style-name="Default" table:number-columns-repeated="2"/>
          <table:table-cell table:style-name="Default" office:value-type="string">
            <text:p>Florian</text:p>
          </table:table-cell>
          <table:table-cell table:style-name="Default" table:number-columns-repeated="1015"/>
        </table:table-row>
        <table:table-row table:style-name="ro4">
          <table:table-cell table:number-columns-repeated="3"/>
          <table:table-cell office:value-type="string">
            <text:p>Divide input data into successive frames and transforme it to frequency domain</text:p>
          </table:table-cell>
          <table:table-cell office:value-type="string">
            <text:p>Open</text:p>
          </table:table-cell>
          <table:table-cell office:value-type="string">
            <text:p>0,5 day</text:p>
          </table:table-cell>
          <table:table-cell table:number-columns-repeated="2"/>
          <table:table-cell office:value-type="string">
            <text:p>Dennis</text:p>
          </table:table-cell>
          <table:table-cell table:number-columns-repeated="1015"/>
        </table:table-row>
        <table:table-row table:style-name="ro3">
          <table:table-cell/>
          <table:table-cell table:style-name="ce3" table:number-columns-repeated="2"/>
          <table:table-cell table:style-name="ce6" office:value-type="string">
            <text:p>Use Librosa to project the entire spectrum of the music data into 12 bins representing the 12 distinct semitones of the musical octave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0,5 day</text:p>
          </table:table-cell>
          <table:table-cell table:style-name="ce3" table:number-columns-repeated="2"/>
          <table:table-cell table:style-name="ce3" office:value-type="string">
            <text:p>Dennis</text:p>
          </table:table-cell>
          <table:table-cell table:number-columns-repeated="1015"/>
        </table:table-row>
        <table:table-row table:style-name="ro4">
          <table:table-cell/>
          <table:table-cell table:style-name="ce3" table:number-columns-repeated="2"/>
          <table:table-cell table:style-name="ce6" office:value-type="string">
            <text:p>Extract the Chroma feature from the spectogram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1 days</text:p>
          </table:table-cell>
          <table:table-cell table:style-name="ce3" table:number-columns-repeated="2"/>
          <table:table-cell table:style-name="ce3" office:value-type="string">
            <text:p>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tract feature vectors from the chroma vector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Implement a chord recognition system</text:p>
          </table:table-cell>
          <table:table-cell office:value-type="string">
            <text:p>Open</text:p>
          </table:table-cell>
          <table:table-cell office:value-type="string">
            <text:p>2 days</text:p>
          </table:table-cell>
          <table:table-cell table:number-columns-repeated="2"/>
          <table:table-cell office:value-type="string">
            <text:p>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Test and train the system</text:p>
          </table:table-cell>
          <table:table-cell office:value-type="string">
            <text:p>Open</text:p>
          </table:table-cell>
          <table:table-cell office:value-type="string">
            <text:p>2 days</text:p>
          </table:table-cell>
          <table:table-cell table:number-columns-repeated="2"/>
          <table:table-cell office:value-type="string">
            <text:p>Denni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print 7</text:p>
          </table:table-cell>
          <table:table-cell table:style-name="ce2"/>
          <table:table-cell table:style-name="ce2" office:value-type="string">
            <text:p>Reviewing Sprint 6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3.7 - 10.7</text:p>
          </table:table-cell>
          <table:table-cell office:value-type="string">
            <text:p>Finish the Gui</text:p>
          </table:table-cell>
          <table:table-cell office:value-type="string">
            <text:p>Let the GUI look and work properly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Floria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Create the PPT</text:p>
          </table:table-cell>
          <table:table-cell office:value-type="string">
            <text:p>Create a PPT for the project presentation</text:p>
          </table:table-cell>
          <table:table-cell office:value-type="string">
            <text:p>Open</text:p>
          </table:table-cell>
          <table:table-cell office:value-type="string">
            <text:p>5 days</text:p>
          </table:table-cell>
          <table:table-cell table:number-columns-repeated="2"/>
          <table:table-cell office:value-type="string">
            <text:p>Al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Finish the documentation</text:p>
          </table:table-cell>
          <table:table-cell office:value-type="string">
            <text:p>Documentation of Feature "Chords"</text:p>
          </table:table-cell>
          <table:table-cell office:value-type="string">
            <text:p>Open</text:p>
          </table:table-cell>
          <table:table-cell office:value-type="string">
            <text:p>5 days</text:p>
          </table:table-cell>
          <table:table-cell table:number-columns-repeated="2"/>
          <table:table-cell office:value-type="string">
            <text:p>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Unit all documentations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All</text:p>
          </table:table-cell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Tabelle1.B4:Tabelle1.I6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4">04.06.2020</text:date>, <text:time>16:16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4T16:16:07.38</dc:date>
    <dc:creator>Florian Gerhardt</dc:creator>
    <meta:generator>OpenOffice/4.1.7$Win32 OpenOffice.org_project/417m1$Build-9800</meta:generator>
    <meta:editing-duration>PT4H36M35S</meta:editing-duration>
    <meta:editing-cycles>8</meta:editing-cycles>
    <meta:document-statistic meta:table-count="1" meta:cell-count="241" meta:object-count="0"/>
  </office:meta>
</office:document-meta>
</file>